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3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3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4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00ff"/>
    </style:style>
    <style:style style:name="ce6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1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4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75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76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77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78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79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0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4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85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86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89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92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4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95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96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7" style:family="table-cell" style:parent-style-name="Default">
      <style:text-properties fo:color="#ff420e" fo:font-weight="bold" style:font-weight-asian="bold" style:font-weight-complex="bold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 table:number-columns-repeated="3"/>
          <table:table-cell table:style-name="ce69" office:value-type="string" table:number-columns-spanned="4" table:number-rows-spanned="1">
            <text:p>ORGANIZATION OUTLINE</text:p>
          </table:table-cell>
          <table:covered-table-cell table:style-name="ce73"/>
          <table:covered-table-cell table:style-name="ce73"/>
          <table:covered-table-cell table:style-name="ce93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3"/>
          <table:table-cell table:style-name="ce70"/>
          <table:table-cell table:style-name="ce75"/>
          <table:table-cell table:style-name="ce75">
            <draw:custom-shape table:end-cell-address="'Plastimatch 2.0 Organization Draft'.H8" table:end-x="0.1878in" table:end-y="0.0571in" draw:z-index="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3"/>
          <table:table-cell table:style-name="ce70"/>
          <table:table-cell table:style-name="ce76" office:value-type="string">
            <text:p>test</text:p>
          </table:table-cell>
          <table:table-cell table:style-name="ce74">
            <draw:frame table:end-cell-address="'Plastimatch 2.0 Organization Draft'.I7" table:end-x="0.5984in" table:end-y="0.0504in" draw:z-index="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3"/>
          <table:table-cell table:style-name="ce70"/>
          <table:table-cell table:style-name="ce77" office:value-type="string">
            <text:p>q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3"/>
          <table:table-cell table:style-name="ce70"/>
          <table:table-cell table:style-name="ce78" office:value-type="string">
            <text:p>cli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2" table:end-x="0.1988in" table:end-y="0.0736in" draw:z-index="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3"/>
          <table:table-cell table:style-name="ce70"/>
          <table:table-cell table:style-name="ce79" office:value-type="string">
            <text:p>script</text:p>
          </table:table-cell>
          <table:table-cell table:style-name="ce74">
            <draw:frame table:end-cell-address="'Plastimatch 2.0 Organization Draft'.I11" table:end-x="0.4362in" table:end-y="0.1256in" draw:z-index="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3"/>
          <table:table-cell table:style-name="ce70">
            <draw:custom-shape table:end-cell-address="'Plastimatch 2.0 Organization Draft'.F12" table:end-x="0.8098in" table:end-y="0.0039in" draw:z-index="9" draw:style-name="gr3" draw:text-style-name="P1" svg:width="0.1752in" svg:height="0.1717in" svg:x="0.6346in" svg:y="0.01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0" office:value-type="string">
            <text:p>wildwes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3"/>
          <table:table-cell table:style-name="ce70">
            <draw:frame table:end-cell-address="'Plastimatch 2.0 Organization Draft'.F13" table:end-x="0.8299in" table:end-y="0.102in" draw:z-index="8" draw:style-name="gr4" draw:text-style-name="P5" svg:width="0.7685in" svg:height="0.2776in" svg:x="0.0614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19" table:end-x="0.1949in" table:end-y="0.1059in" draw:z-index="1" draw:style-name="gr1" draw:text-style-name="P1" svg:width="0.1299in" svg:height="1.0587in" svg:x="0.065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3"/>
          <table:table-cell table:style-name="ce70"/>
          <table:table-cell table:style-name="ce81" office:value-type="string">
            <text:p>util</text:p>
          </table:table-cell>
          <table:table-cell table:style-name="ce74"/>
          <table:table-cell table:style-name="ce7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3"/>
          <table:table-cell table:style-name="ce70"/>
          <table:table-cell table:style-name="ce82" office:value-type="string">
            <text:p>dose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3"/>
          <table:table-cell table:style-name="ce70"/>
          <table:table-cell table:style-name="ce83" office:value-type="string">
            <text:p>reconstruct</text:p>
          </table:table-cell>
          <table:table-cell table:style-name="ce74">
            <draw:frame table:end-cell-address="'Plastimatch 2.0 Organization Draft'.I17" table:end-x="0.4382in" table:end-y="0.0862in" draw:z-index="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3"/>
          <table:table-cell table:style-name="ce70"/>
          <table:table-cell table:style-name="ce84" office:value-type="string">
            <text:p>register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3"/>
          <table:table-cell table:style-name="ce70"/>
          <table:table-cell table:style-name="ce85" office:value-type="string">
            <text:p>segmen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3"/>
          <table:table-cell table:style-name="ce70"/>
          <table:table-cell table:style-name="ce74"/>
          <table:table-cell table:style-name="ce74">
            <draw:custom-shape table:end-cell-address="'Plastimatch 2.0 Organization Draft'.H25" table:end-x="0.2094in" table:end-y="0.0252in" draw:z-index="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3"/>
          <table:table-cell table:style-name="ce70"/>
          <table:table-cell table:style-name="ce86" office:value-type="string">
            <text:p>sys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3"/>
          <table:table-cell table:style-name="ce70"/>
          <table:table-cell table:style-name="ce87" office:value-type="string">
            <text:p>image</text:p>
          </table:table-cell>
          <table:table-cell table:style-name="ce74">
            <draw:frame table:end-cell-address="'Plastimatch 2.0 Organization Draft'.I23" table:end-x="0.4689in" table:end-y="0.1327in" draw:z-index="5" draw:style-name="gr2" draw:text-style-name="P3" svg:width="1.072in" svg:height="0.2413in" svg:x="0.2858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3"/>
          <table:table-cell table:style-name="ce70"/>
          <table:table-cell table:style-name="ce88" office:value-type="string">
            <text:p>cuda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3"/>
          <table:table-cell table:style-name="ce70"/>
          <table:table-cell table:style-name="ce89" office:value-type="string">
            <text:p>opencl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3"/>
          <table:table-cell table:style-name="ce69" office:value-type="string" table:number-columns-spanned="4" table:number-rows-spanned="1">
            <text:p>Move to top level (parallel to plastimatch, ise, etc)</text:p>
          </table:table-cell>
          <table:covered-table-cell table:style-name="ce91"/>
          <table:covered-table-cell table:style-name="ce91"/>
          <table:covered-table-cell table:style-name="ce96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3"/>
          <table:table-cell table:style-name="ce70"/>
          <table:table-cell table:style-name="ce74" table:number-columns-repeated="2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3"/>
          <table:table-cell table:style-name="ce70"/>
          <table:table-cell table:style-name="ce92" office:value-type="string">
            <text:p>mondoshot</text:p>
          </table:table-cell>
          <table:table-cell table:style-name="ce74"/>
          <table:table-cell table:style-name="ce94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3"/>
          <table:table-cell table:style-name="ce71"/>
          <table:table-cell table:style-name="ce90" table:number-columns-repeated="2"/>
          <table:table-cell table:style-name="ce95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9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8"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8"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 table:number-columns-repeated="8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 table:number-columns-repeated="8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 table:number-columns-repeated="8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 table:number-columns-repeated="8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 table:number-columns-repeated="8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8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2" office:value-type="string">
            <text:p>image</text:p>
          </table:table-cell>
          <table:table-cell table:style-name="ce45" office:value-type="string">
            <text:p>raw_pointse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8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dicom.h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cpp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mondoshot</text:p>
          </table:table-cell>
          <table:table-cell table:style-name="ce46" office:value-type="string">
            <text:p>mondoshot_main.h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cxx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opencl</text:p>
          </table:table-cell>
          <table:table-cell table:style-name="ce47" office:value-type="string">
            <text:p>autotune_opencl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_main.c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l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probe.h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cxx</text:p>
          </table:table-cell>
          <table:table-cell table:number-columns-repeated="8"/>
        </table:table-row>
        <table:table-row table:style-name="ro1">
          <table:table-cell table:style-name="ce15" office:value-type="string">
            <text:p>opencl</text:p>
          </table:table-cell>
          <table:table-cell table:style-name="ce48" office:value-type="string">
            <text:p>opencl_uti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main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cview_porta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dialog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_source_list_model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database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findscu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h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_window.ui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main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cxx</text:p>
          </table:table-cell>
          <table:table-cell table:number-columns-repeated="8"/>
        </table:table-row>
        <table:table-row table:style-name="ro1">
          <table:table-cell table:style-name="ce16" office:value-type="string">
            <text:p>qt</text:p>
          </table:table-cell>
          <table:table-cell table:style-name="ce49" office:value-type="string">
            <text:p>pqt_patient_list_mode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bowtie_correctio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old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_trilin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dr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_wrap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pp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cu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cuda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main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old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_p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l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enc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opts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_util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fdk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_a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lm_drr_api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_dir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image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cxx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proj_matrix.h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c</text:p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1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Temporarly part of image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office:value-type="string">
            <text:p>(needed by rpl_volume.cxx)</text:p>
          </table:table-cell>
          <table:table-cell table:style-name="ce72" table:number-columns-repeated="2"/>
          <table:table-cell table:number-columns-repeated="2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0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2" table:number-columns-repeated="3"/>
          <table:table-cell table:number-columns-repeated="2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kernel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_wrap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pp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landmark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cro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i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ms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l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bfgsb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liblbfg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nlop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_steepest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im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analyt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numeri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_regulariz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cxx</text:p>
          </table:table-cell>
          <table:table-cell table:number-columns-repeated="3"/>
          <table:table-cell office:value-type="string">
            <text:p>moved bspline_interp_pix() and interpolate_vf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bspline.h</text:p>
          </table:table-cell>
          <table:table-cell table:number-columns-repeated="3"/>
          <table:table-cell office:value-type="string">
            <text:p>to bspline_xform.cxx</text:p>
          </table:table-cell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check_gra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pu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_kernel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cud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layer_cpu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ai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misc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_p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l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encl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opt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_stat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bspline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gpuit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demon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optim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registra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itk_tp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main__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optimize.c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parm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plm_stage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cluster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_ol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gauss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bf_wendland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cxx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registration_data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mput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convolution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in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Histogram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funcImageDomain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global.h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initialize.cu</text:p>
          </table:table-cell>
          <table:table-cell table:number-columns-repeated="8"/>
        </table:table-row>
        <table:table-row table:style-name="ro1">
          <table:table-cell table:style-name="ce18" office:value-type="string">
            <text:p>register</text:p>
          </table:table-cell>
          <table:table-cell table:style-name="ce51" office:value-type="string">
            <text:p>viscous_main.cu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im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ag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struct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_xform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asse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cli_glu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ad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crop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mask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gister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resample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iface_synth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pcmd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_util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commands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_preview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tty.h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cxx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script</text:p>
          </table:table-cell>
          <table:table-cell table:style-name="ce52" office:value-type="string">
            <text:p>lua_uti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ransac_est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ask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humbnail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autolabel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dlib_trainer.h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cxx</text:p>
          </table:table-cell>
          <table:table-cell table:number-columns-repeated="8"/>
        </table:table-row>
        <table:table-row table:style-name="ro1">
          <table:table-cell table:style-name="ce20" office:value-type="string">
            <text:p>segment</text:p>
          </table:table-cell>
          <table:table-cell table:style-name="ce53" office:value-type="string">
            <text:p>segment_body.h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b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compiler_warnings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_openc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delayload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dir_lis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file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logfil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math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config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endia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cxx</text:p>
          </table:table-cell>
          <table:table-cell/>
          <table:table-cell table:style-name="ce67"/>
          <table:table-cell/>
          <table:table-cell office:value-type="string">
            <text:p>Moved to image due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ile_format.h</text:p>
          </table:table-cell>
          <table:table-cell/>
          <table:table-cell table:style-name="ce67"/>
          <table:table-cell/>
          <table:table-cell office:value-type="string">
            <text:p>to xio_plan/xio_patient</text:p>
          </table:table-cell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ortran.h.in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fwrite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in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path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timer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version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c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rint_and_exit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2" office:value-type="string">
            <text:p>sys</text:p>
          </table:table-cell>
          <table:table-cell table:style-name="ce55" office:value-type="string">
            <text:p>pstring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cxx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string_util.h</text:p>
          </table:table-cell>
          <table:table-cell/>
          <table:table-cell table:style-name="ce65"/>
          <table:table-cell table:number-columns-repeated="6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_wrap.cpp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st.cu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CUDA_tex_test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cmtk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dlib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7" office:value-type="string">
            <text:p>fann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abor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gdcm1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mex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nlopt_test.c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l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cl_test.h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openmp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qt_test.cxx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test</text:p>
          </table:table-cell>
          <table:table-cell table:style-name="ce57" office:value-type="string">
            <text:p>ransac_test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sizeof.f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ep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limits.cxx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test_overflow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cxx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util</text:p>
          </table:table-cell>
          <table:table-cell table:style-name="ce58" office:value-type="string">
            <text:p>bspline_warp.h</text:p>
          </table:table-cell>
          <table:table-cell table:number-columns-repeated="8"/>
        </table:table-row>
        <table:table-row table:style-name="ro1">
          <table:table-cell table:style-name="ce26" office:value-type="string">
            <text:p>util</text:p>
          </table:table-cell>
          <table:table-cell table:style-name="ce59" office:value-type="string">
            <text:p>closest_point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cxx</text:p>
          </table:table-cell>
          <table:table-cell table:number-columns-repeated="8"/>
        </table:table-row>
        <table:table-row table:style-name="ro1">
          <table:table-cell table:style-name="ce27" office:value-type="string">
            <text:p>util</text:p>
          </table:table-cell>
          <table:table-cell table:style-name="ce60" office:value-type="string">
            <text:p>compute_distan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ce_stats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istance_ma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dvh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extract_contou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gamma_analysi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hausdorff_statistic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nterpolat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cro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9" office:value-type="string">
            <text:p>itk_gabo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1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mask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_main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landmark_dif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plm_warp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_slice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rasterizer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implify_poin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lice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extract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s_img_stats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mha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synthetic_vf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cxx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threshbox.h</text:p>
          </table:table-cell>
          <table:table-cell table:number-columns-repeated="8"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union_mask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mex_drr.c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ead_obj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dcmtk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gdcm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_warp.h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cxx</text:p>
          </table:table-cell>
          <table:table-cell table:number-columns-repeated="8"/>
        </table:table-row>
        <table:table-row table:style-name="ro1">
          <table:table-cell table:style-name="ce30" office:value-type="string">
            <text:p>wildwest</text:p>
          </table:table-cell>
          <table:table-cell table:style-name="ce63" office:value-type="string">
            <text:p>rtd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cxx</text:p>
          </table:table-cell>
          <table:table-cell/>
          <table:table-cell table:style-name="ce68"/>
          <table:table-cell>
            <draw:custom-shape table:end-cell-address="'Plastimatch 2.0 Organization Draft'.E618" table:end-x="0.0945in" table:end-y="0.1512in" draw:z-index="1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polyline_set.h</text:p>
          </table:table-cell>
          <table:table-cell/>
          <table:table-cell table:style-name="ce68"/>
          <table:table-cell/>
          <table:table-cell office:value-type="string">
            <text:p>happily part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cxx</text:p>
          </table:table-cell>
          <table:table-cell/>
          <table:table-cell table:style-name="ce68"/>
          <table:table-cell/>
          <table:table-cell office:value-type="string">
            <text:p>of image module</text:p>
          </table:table-cell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_structure.h</text:p>
          </table:table-cell>
          <table:table-cell/>
          <table:table-cell table:style-name="ce68"/>
          <table:table-cell table:number-columns-repeated="6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rtss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cxx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ss_list_io.h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3" office:value-type="string">
            <text:p>warp_parms.h</text:p>
          </table:table-cell>
          <table:table-cell table:number-columns-repeated="8"/>
        </table:table-row>
        <table:table-row table:style-name="ro1">
          <table:table-cell table:style-name="ce31" office:value-type="string">
            <text:p>wildwest</text:p>
          </table:table-cell>
          <table:table-cell table:style-name="ce64" office:value-type="string">
            <text:p>xf_to_empirefmt.cxx</text:p>
          </table:table-cell>
          <table:table-cell table:number-columns-repeated="8"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21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21:15:47</dc:date>
    <dc:creator>James Shackleford</dc:creator>
    <meta:generator>OpenOffice.org/3.2$Unix OpenOffice.org_project/320m12$Build-9483</meta:generator>
    <meta:editing-duration>PT07H35M16S</meta:editing-duration>
    <meta:editing-cycles>32</meta:editing-cycles>
    <meta:document-statistic meta:table-count="1" meta:cell-count="1281" meta:object-count="13"/>
  </office:meta>
</office:document-meta>
</file>